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1">
            <text:p>LUT PF1</text:p>
          </table:table-cell>
          <table:covered-table-cell/>
          <table:table-cell table:style-name="ce1" office:value-type="string" table:number-columns-spanned="2" table:number-rows-spanned="1">
            <text:p>LUT PF2</text:p>
          </table:table-cell>
          <table:covered-table-cell/>
          <table:table-cell table:style-name="ce1" office:value-type="string" table:number-columns-spanned="2" table:number-rows-spanned="1">
            <text:p>LUT GF1</text:p>
          </table:table-cell>
          <table:covered-table-cell/>
          <table:table-cell table:style-name="ce1" office:value-type="string" table:number-columns-spanned="2" table:number-rows-spanned="1">
            <text:p>LUT GF2</text:p>
          </table:table-cell>
          <table:covered-table-cell/>
        </table:table-row>
        <table:table-row table:style-name="ro1">
          <table:table-cell office:value-type="string">
            <text:p>Darwin</text:p>
          </table:table-cell>
          <table:table-cell office:value-type="string">
            <text:p>/etc/hosts</text:p>
          </table:table-cell>
          <table:table-cell office:value-type="string">
            <text:p>Camera.cfg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  <table:table-cell office:value-type="string">
            <text:p>Made</text:p>
          </table:table-cell>
          <table:table-cell office:value-type="string">
            <text:p>On robo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6/19/2012</text:date>, <text:time>09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nnon Fenn</meta:initial-creator>
    <meta:creation-date>2012-06-19T05:51:52</meta:creation-date>
    <dc:date>2012-06-19T09:40:58</dc:date>
    <dc:creator>Shannon Fenn</dc:creator>
    <meta:editing-duration>PT3H33M36S</meta:editing-duration>
    <meta:editing-cycles>2</meta:editing-cycles>
    <meta:generator>LibreOffice/3.3$Unix LibreOffice_project/330m19$Build-401</meta:generator>
    <meta:document-statistic meta:table-count="3" meta:cell-count="28" meta:object-count="0"/>
  </office:meta>
</office:document-meta>
</file>